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74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.8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0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2.37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2.3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2.79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2.79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09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2.49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5.2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5.23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5.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CMU Serif" fo:font-size="10pt" style:font-size-asian="10pt" style:font-size-complex="10pt"/>
    </style:style>
    <style:style style:name="T1" style:family="text">
      <style:text-properties style:font-name="CMU Serif" fo:font-size="10pt" style:font-size-asian="10pt" style:font-size-complex="10pt"/>
    </style:style>
    <style:style style:name="T2" style:family="text">
      <style:text-properties style:font-name="CMU Serif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0.95cm" svg:y1="4.113cm" svg:x2="31.157cm" svg:y2="4.113cm">
          <text:p/>
        </draw:line>
        <draw:line draw:style-name="gr1" draw:text-style-name="P1" draw:layer="layout" svg:x1="31.301cm" svg:y1="4.113cm" svg:x2="31.486cm" svg:y2="4.113cm">
          <text:p/>
        </draw:line>
        <draw:line draw:style-name="gr1" draw:text-style-name="P1" draw:layer="layout" svg:x1="31.635cm" svg:y1="4.113cm" svg:x2="31.82cm" svg:y2="4.113cm">
          <text:p/>
        </draw:line>
        <draw:line draw:style-name="gr1" draw:text-style-name="P1" draw:layer="layout" svg:x1="31.969cm" svg:y1="4.113cm" svg:x2="32.154cm" svg:y2="4.113cm">
          <text:p/>
        </draw:line>
        <draw:line draw:style-name="gr1" draw:text-style-name="P1" draw:layer="layout" svg:x1="32.311cm" svg:y1="4.113cm" svg:x2="32.496cm" svg:y2="4.113cm">
          <text:p/>
        </draw:line>
        <draw:line draw:style-name="gr1" draw:text-style-name="P1" draw:layer="layout" svg:x1="32.646cm" svg:y1="4.113cm" svg:x2="32.831cm" svg:y2="4.113cm">
          <text:p/>
        </draw:line>
        <draw:line draw:style-name="gr1" draw:text-style-name="P1" draw:layer="layout" svg:x1="32.946cm" svg:y1="4.113cm" svg:x2="33.131cm" svg:y2="4.113cm">
          <text:p/>
        </draw:line>
        <draw:frame draw:style-name="gr2" draw:text-style-name="P2" draw:layer="layout" svg:width="2.242cm" svg:height="0.67cm" svg:x="0.743cm" svg:y="3.778cm">
          <draw:text-box>
            <text:p><text:span text:style-name="T1">S</text:span><text:span text:style-name="T1">et </text:span><text:span text:style-name="T2">B</text:span></text:p>
          </draw:text-box>
        </draw:frame>
        <draw:frame draw:style-name="gr3" draw:text-style-name="P2" draw:layer="layout" svg:width="2.225cm" svg:height="0.67cm" svg:x="0.743cm" svg:y="5.878cm">
          <draw:text-box>
            <text:p><text:span text:style-name="T1">Set </text:span><text:span text:style-name="T2">C</text:span></text:p>
          </draw:text-box>
        </draw:frame>
        <draw:frame draw:style-name="gr3" draw:text-style-name="P2" draw:layer="layout" svg:width="2.225cm" svg:height="0.67cm" svg:x="0.744cm" svg:y="6.578cm">
          <draw:text-box>
            <text:p><text:span text:style-name="T1">Set </text:span><text:span text:style-name="T2">D</text:span></text:p>
          </draw:text-box>
        </draw:frame>
        <draw:frame draw:style-name="gr4" draw:text-style-name="P2" draw:layer="layout" svg:width="1.365cm" svg:height="0.67cm" svg:x="0.745cm" svg:y="3.078cm">
          <draw:text-box>
            <text:p><text:span text:style-name="T1">Set </text:span><text:span text:style-name="T2">A</text:span></text:p>
          </draw:text-box>
        </draw:frame>
        <draw:frame draw:style-name="gr5" draw:text-style-name="P2" draw:layer="layout" svg:width="1.505cm" svg:height="0.67cm" svg:x="2.646cm" svg:y="2.478cm">
          <draw:text-box>
            <text:p><text:span text:style-name="T1">1</text:span></text:p>
          </draw:text-box>
        </draw:frame>
        <draw:frame draw:style-name="gr6" draw:text-style-name="P2" draw:layer="layout" svg:width="2.878cm" svg:height="0.67cm" svg:x="5.067cm" svg:y="2.478cm">
          <draw:text-box>
            <text:p><text:span text:style-name="T1">5</text:span></text:p>
          </draw:text-box>
        </draw:frame>
        <draw:frame draw:style-name="gr6" draw:text-style-name="P2" draw:layer="layout" svg:width="2.878cm" svg:height="0.67cm" svg:x="7.49cm" svg:y="2.478cm">
          <draw:text-box>
            <text:p><text:span text:style-name="T1">10</text:span></text:p>
          </draw:text-box>
        </draw:frame>
        <draw:frame draw:style-name="gr7" draw:text-style-name="P2" draw:layer="layout" svg:width="2.877cm" svg:height="0.67cm" svg:x="9.912cm" svg:y="2.478cm">
          <draw:text-box>
            <text:p><text:span text:style-name="T1">15</text:span></text:p>
          </draw:text-box>
        </draw:frame>
        <draw:frame draw:style-name="gr7" draw:text-style-name="P2" draw:layer="layout" svg:width="2.877cm" svg:height="0.67cm" svg:x="12.334cm" svg:y="2.478cm">
          <draw:text-box>
            <text:p><text:span text:style-name="T1">20</text:span></text:p>
          </draw:text-box>
        </draw:frame>
        <draw:frame draw:style-name="gr6" draw:text-style-name="P2" draw:layer="layout" svg:width="2.878cm" svg:height="0.67cm" svg:x="14.756cm" svg:y="2.478cm">
          <draw:text-box>
            <text:p><text:span text:style-name="T1">25</text:span></text:p>
          </draw:text-box>
        </draw:frame>
        <draw:frame draw:style-name="gr7" draw:text-style-name="P2" draw:layer="layout" svg:width="2.877cm" svg:height="0.67cm" svg:x="17.178cm" svg:y="2.478cm">
          <draw:text-box>
            <text:p><text:span text:style-name="T1">30</text:span></text:p>
          </draw:text-box>
        </draw:frame>
        <draw:frame draw:style-name="gr7" draw:text-style-name="P2" draw:layer="layout" svg:width="2.877cm" svg:height="0.67cm" svg:x="19.6cm" svg:y="2.478cm">
          <draw:text-box>
            <text:p><text:span text:style-name="T1">35</text:span></text:p>
          </draw:text-box>
        </draw:frame>
        <draw:frame draw:style-name="gr7" draw:text-style-name="P2" draw:layer="layout" svg:width="2.877cm" svg:height="0.67cm" svg:x="22.022cm" svg:y="2.478cm">
          <draw:text-box>
            <text:p><text:span text:style-name="T1">40</text:span></text:p>
          </draw:text-box>
        </draw:frame>
        <draw:frame draw:style-name="gr8" draw:text-style-name="P2" draw:layer="layout" svg:width="3.297cm" svg:height="0.67cm" svg:x="24.444cm" svg:y="2.478cm">
          <draw:text-box>
            <text:p><text:span text:style-name="T1">45</text:span></text:p>
          </draw:text-box>
        </draw:frame>
        <draw:frame draw:style-name="gr9" draw:text-style-name="P2" draw:layer="layout" svg:width="3.296cm" svg:height="0.67cm" svg:x="26.869cm" svg:y="2.478cm">
          <draw:text-box>
            <text:p><text:span text:style-name="T1">50</text:span></text:p>
          </draw:text-box>
        </draw:frame>
        <draw:frame draw:style-name="gr8" draw:text-style-name="P2" draw:layer="layout" svg:width="3.297cm" svg:height="0.67cm" svg:x="29.293cm" svg:y="2.478cm">
          <draw:text-box>
            <text:p><text:span text:style-name="T1">55</text:span></text:p>
          </draw:text-box>
        </draw:frame>
        <draw:frame draw:style-name="gr9" draw:text-style-name="P2" draw:layer="layout" svg:width="3.296cm" svg:height="0.67cm" svg:x="31.717cm" svg:y="2.478cm">
          <draw:text-box>
            <text:p><text:span text:style-name="T1">60</text:span></text:p>
          </draw:text-box>
        </draw:frame>
        <draw:frame draw:style-name="gr9" draw:text-style-name="P2" draw:layer="layout" svg:width="3.296cm" svg:height="0.67cm" svg:x="34.142cm" svg:y="2.478cm">
          <draw:text-box>
            <text:p><text:span text:style-name="T1">65</text:span></text:p>
          </draw:text-box>
        </draw:frame>
        <draw:frame draw:style-name="gr10" draw:text-style-name="P2" draw:layer="layout" svg:width="1.598cm" svg:height="0.67cm" svg:x="0.85cm" svg:y="2.489cm">
          <draw:text-box>
            <text:p><text:span text:style-name="T1">m</text:span><text:span text:style-name="T1">m</text:span><text:span text:style-name="T1">. </text:span><text:span text:style-name="T1">#</text:span></text:p>
          </draw:text-box>
        </draw:frame>
        <draw:frame draw:style-name="gr2" draw:text-style-name="P2" draw:layer="layout" svg:width="2.242cm" svg:height="0.67cm" svg:x="0.744cm" svg:y="9.178cm">
          <draw:text-box>
            <text:p><text:span text:style-name="T1">S</text:span><text:span text:style-name="T1">e</text:span><text:span text:style-name="T1">t</text:span><text:span text:style-name="T1"> </text:span><text:span text:style-name="T2">B</text:span></text:p>
          </draw:text-box>
        </draw:frame>
        <draw:frame draw:style-name="gr3" draw:text-style-name="P2" draw:layer="layout" svg:width="2.225cm" svg:height="0.67cm" svg:x="0.744cm" svg:y="9.878cm">
          <draw:text-box>
            <text:p><text:span text:style-name="T1">S</text:span><text:span text:style-name="T1">e</text:span><text:span text:style-name="T1">t </text:span><text:span text:style-name="T2">C</text:span></text:p>
          </draw:text-box>
        </draw:frame>
        <draw:frame draw:style-name="gr3" draw:text-style-name="P2" draw:layer="layout" svg:width="2.225cm" svg:height="0.67cm" svg:x="0.745cm" svg:y="10.578cm">
          <draw:text-box>
            <text:p><text:span text:style-name="T1">S</text:span><text:span text:style-name="T1">et </text:span><text:span text:style-name="T2">D</text:span></text:p>
          </draw:text-box>
        </draw:frame>
        <draw:frame draw:style-name="gr4" draw:text-style-name="P2" draw:layer="layout" svg:width="1.365cm" svg:height="0.67cm" svg:x="0.746cm" svg:y="8.478cm">
          <draw:text-box>
            <text:p><text:span text:style-name="T1">Se</text:span><text:span text:style-name="T1">t </text:span><text:span text:style-name="T2">A</text:span></text:p>
          </draw:text-box>
        </draw:frame>
        <draw:frame draw:style-name="gr11" draw:text-style-name="P2" draw:layer="layout" svg:width="2.998cm" svg:height="0.67cm" svg:x="2.647cm" svg:y="7.878cm">
          <draw:text-box>
            <text:p><text:span text:style-name="T1">1</text:span></text:p>
          </draw:text-box>
        </draw:frame>
        <draw:frame draw:style-name="gr12" draw:text-style-name="P2" draw:layer="layout" svg:width="5.732cm" svg:height="0.67cm" svg:x="7.469cm" svg:y="7.878cm">
          <draw:text-box>
            <text:p><text:span text:style-name="T1">5</text:span></text:p>
          </draw:text-box>
        </draw:frame>
        <draw:frame draw:style-name="gr12" draw:text-style-name="P2" draw:layer="layout" svg:width="5.732cm" svg:height="0.67cm" svg:x="12.296cm" svg:y="7.878cm">
          <draw:text-box>
            <text:p><text:span text:style-name="T1">10</text:span></text:p>
          </draw:text-box>
        </draw:frame>
        <draw:frame draw:style-name="gr13" draw:text-style-name="P2" draw:layer="layout" svg:width="5.731cm" svg:height="0.67cm" svg:x="17.119cm" svg:y="7.878cm">
          <draw:text-box>
            <text:p><text:span text:style-name="T1">15</text:span></text:p>
          </draw:text-box>
        </draw:frame>
        <draw:frame draw:style-name="gr14" draw:text-style-name="P2" draw:layer="layout" svg:width="5.73cm" svg:height="0.67cm" svg:x="21.943cm" svg:y="7.878cm">
          <draw:text-box>
            <text:p><text:span text:style-name="T1">20</text:span></text:p>
          </draw:text-box>
        </draw:frame>
        <draw:frame draw:style-name="gr12" draw:text-style-name="P2" draw:layer="layout" svg:width="5.732cm" svg:height="0.67cm" svg:x="26.768cm" svg:y="7.878cm">
          <draw:text-box>
            <text:p><text:span text:style-name="T1">25</text:span></text:p>
          </draw:text-box>
        </draw:frame>
        <draw:frame draw:style-name="gr14" draw:text-style-name="P2" draw:layer="layout" svg:width="5.73cm" svg:height="0.67cm" svg:x="31.592cm" svg:y="7.878cm">
          <draw:text-box>
            <text:p><text:span text:style-name="T1">30</text:span></text:p>
          </draw:text-box>
        </draw:frame>
        <draw:frame draw:style-name="gr10" draw:text-style-name="P2" draw:layer="layout" svg:width="1.598cm" svg:height="0.67cm" svg:x="0.851cm" svg:y="7.889cm">
          <draw:text-box>
            <text:p><text:span text:style-name="T1">m</text:span><text:span text:style-name="T1">m</text:span><text:span text:style-name="T1">. </text:span><text:span text:style-name="T1">#</text:span></text:p>
          </draw:text-box>
        </draw:frame>
        <draw:line draw:style-name="gr1" draw:text-style-name="P1" draw:layer="layout" svg:x1="2.914cm" svg:y1="3.413cm" svg:x2="3.504cm" svg:y2="3.413cm">
          <text:p/>
        </draw:line>
        <draw:line draw:style-name="gr1" draw:text-style-name="P1" draw:layer="layout" svg:x1="3.431cm" svg:y1="4.113cm" svg:x2="4.021cm" svg:y2="4.113cm">
          <text:p/>
        </draw:line>
        <draw:line draw:style-name="gr1" draw:text-style-name="P1" draw:layer="layout" svg:x1="3.569cm" svg:y1="4.813cm" svg:x2="4.028cm" svg:y2="4.813cm">
          <text:p/>
        </draw:line>
        <draw:line draw:style-name="gr1" draw:text-style-name="P1" draw:layer="layout" svg:x1="3.661cm" svg:y1="5.513cm" svg:x2="4.028cm" svg:y2="5.513cm">
          <text:p/>
        </draw:line>
        <draw:line draw:style-name="gr1" draw:text-style-name="P1" draw:layer="layout" svg:x1="5.392cm" svg:y1="3.413cm" svg:x2="6.126cm" svg:y2="3.413cm">
          <text:p/>
        </draw:line>
        <draw:line draw:style-name="gr1" draw:text-style-name="P1" draw:layer="layout" svg:x1="5.238cm" svg:y1="4.113cm" svg:x2="5.995cm" svg:y2="4.113cm">
          <text:p/>
        </draw:line>
        <draw:line draw:style-name="gr1" draw:text-style-name="P1" draw:layer="layout" svg:x1="5.599cm" svg:y1="4.813cm" svg:x2="6.125cm" svg:y2="4.813cm">
          <text:p/>
        </draw:line>
        <draw:line draw:style-name="gr1" draw:text-style-name="P1" draw:layer="layout" svg:x1="5.79cm" svg:y1="5.513cm" svg:x2="6.257cm" svg:y2="5.513cm">
          <text:p/>
        </draw:line>
        <draw:line draw:style-name="gr1" draw:text-style-name="P1" draw:layer="layout" svg:x1="7.199cm" svg:y1="4.113cm" svg:x2="7.91cm" svg:y2="4.113cm">
          <text:p/>
        </draw:line>
        <draw:line draw:style-name="gr1" draw:text-style-name="P1" draw:layer="layout" svg:x1="7.561cm" svg:y1="4.813cm" svg:x2="8.087cm" svg:y2="4.813cm">
          <text:p/>
        </draw:line>
        <draw:line draw:style-name="gr1" draw:text-style-name="P1" draw:layer="layout" svg:x1="7.972cm" svg:y1="3.413cm" svg:x2="8.706cm" svg:y2="3.413cm">
          <text:p/>
        </draw:line>
        <draw:line draw:style-name="gr1" draw:text-style-name="P1" draw:layer="layout" svg:x1="10.553cm" svg:y1="3.413cm" svg:x2="11.16cm" svg:y2="3.413cm">
          <text:p/>
        </draw:line>
        <draw:line draw:style-name="gr1" draw:text-style-name="P1" draw:layer="layout" svg:x1="7.952cm" svg:y1="5.513cm" svg:x2="8.461cm" svg:y2="5.513cm">
          <text:p/>
        </draw:line>
        <draw:line draw:style-name="gr1" draw:text-style-name="P1" draw:layer="layout" svg:x1="9.201cm" svg:y1="4.113cm" svg:x2="9.796cm" svg:y2="4.113cm">
          <text:p/>
        </draw:line>
        <draw:line draw:style-name="gr1" draw:text-style-name="P1" draw:layer="layout" svg:x1="9.677cm" svg:y1="4.813cm" svg:x2="10.203cm" svg:y2="4.813cm">
          <text:p/>
        </draw:line>
        <draw:line draw:style-name="gr1" draw:text-style-name="P1" draw:layer="layout" svg:x1="10.09cm" svg:y1="5.513cm" svg:x2="10.616cm" svg:y2="5.513cm">
          <text:p/>
        </draw:line>
        <draw:line draw:style-name="gr1" draw:text-style-name="P1" draw:layer="layout" svg:x1="11.414cm" svg:y1="6.213cm" svg:x2="12.533cm" svg:y2="6.213cm">
          <text:p/>
        </draw:line>
        <draw:line draw:style-name="gr1" draw:text-style-name="P1" draw:layer="layout" svg:x1="25.753cm" svg:y1="6.913cm" svg:x2="25.952cm" svg:y2="6.913cm">
          <text:p/>
        </draw:line>
        <draw:line draw:style-name="gr1" draw:text-style-name="P1" draw:layer="layout" svg:x1="12.822cm" svg:y1="5.513cm" svg:x2="13.348cm" svg:y2="5.513cm">
          <text:p/>
        </draw:line>
        <draw:line draw:style-name="gr1" draw:text-style-name="P1" draw:layer="layout" svg:x1="13.922cm" svg:y1="5.513cm" svg:x2="14.235cm" svg:y2="5.513cm">
          <text:p/>
        </draw:line>
        <draw:line draw:style-name="gr1" draw:text-style-name="P1" draw:layer="layout" svg:x1="14.322cm" svg:y1="5.513cm" svg:x2="14.848cm" svg:y2="5.513cm">
          <text:p/>
        </draw:line>
        <draw:line draw:style-name="gr1" draw:text-style-name="P1" draw:layer="layout" svg:x1="14.922cm" svg:y1="5.513cm" svg:x2="15.478cm" svg:y2="5.513cm">
          <text:p/>
        </draw:line>
        <draw:line draw:style-name="gr1" draw:text-style-name="P1" draw:layer="layout" svg:x1="13.422cm" svg:y1="5.513cm" svg:x2="13.827cm" svg:y2="5.513cm">
          <text:p/>
        </draw:line>
        <draw:line draw:style-name="gr1" draw:text-style-name="P1" draw:layer="layout" svg:x1="15.522cm" svg:y1="5.513cm" svg:x2="15.947cm" svg:y2="5.513cm">
          <text:p/>
        </draw:line>
        <draw:line draw:style-name="gr1" draw:text-style-name="P1" draw:layer="layout" svg:x1="16.006cm" svg:y1="5.513cm" svg:x2="16.258cm" svg:y2="5.513cm">
          <text:p/>
        </draw:line>
        <draw:line draw:style-name="gr1" draw:text-style-name="P1" draw:layer="layout" svg:x1="16.328cm" svg:y1="5.513cm" svg:x2="16.753cm" svg:y2="5.513cm">
          <text:p/>
        </draw:line>
        <draw:line draw:style-name="gr1" draw:text-style-name="P1" draw:layer="layout" svg:x1="16.813cm" svg:y1="5.513cm" svg:x2="17.065cm" svg:y2="5.513cm">
          <text:p/>
        </draw:line>
        <draw:line draw:style-name="gr1" draw:text-style-name="P1" draw:layer="layout" svg:x1="17.135cm" svg:y1="5.513cm" svg:x2="17.56cm" svg:y2="5.513cm">
          <text:p/>
        </draw:line>
        <draw:line draw:style-name="gr1" draw:text-style-name="P1" draw:layer="layout" svg:x1="17.619cm" svg:y1="5.513cm" svg:x2="18.272cm" svg:y2="5.513cm">
          <text:p/>
        </draw:line>
        <draw:line draw:style-name="gr1" draw:text-style-name="P1" draw:layer="layout" svg:x1="18.335cm" svg:y1="5.513cm" svg:x2="18.701cm" svg:y2="5.513cm">
          <text:p/>
        </draw:line>
        <draw:line draw:style-name="gr1" draw:text-style-name="P1" draw:layer="layout" svg:x1="18.766cm" svg:y1="5.513cm" svg:x2="19.132cm" svg:y2="5.513cm">
          <text:p/>
        </draw:line>
        <draw:line draw:style-name="gr1" draw:text-style-name="P1" draw:layer="layout" svg:x1="19.183cm" svg:y1="5.513cm" svg:x2="19.923cm" svg:y2="5.513cm">
          <text:p/>
        </draw:line>
        <draw:line draw:style-name="gr1" draw:text-style-name="P1" draw:layer="layout" svg:x1="13.923cm" svg:y1="5.513cm" svg:x2="14.236cm" svg:y2="5.513cm">
          <text:p/>
        </draw:line>
        <draw:line draw:style-name="gr1" draw:text-style-name="P1" draw:layer="layout" svg:x1="14.323cm" svg:y1="5.513cm" svg:x2="14.849cm" svg:y2="5.513cm">
          <text:p/>
        </draw:line>
        <draw:line draw:style-name="gr1" draw:text-style-name="P1" draw:layer="layout" svg:x1="14.923cm" svg:y1="5.513cm" svg:x2="15.479cm" svg:y2="5.513cm">
          <text:p/>
        </draw:line>
        <draw:line draw:style-name="gr1" draw:text-style-name="P1" draw:layer="layout" svg:x1="13.423cm" svg:y1="5.513cm" svg:x2="13.828cm" svg:y2="5.513cm">
          <text:p/>
        </draw:line>
        <draw:line draw:style-name="gr1" draw:text-style-name="P1" draw:layer="layout" svg:x1="15.523cm" svg:y1="5.513cm" svg:x2="15.948cm" svg:y2="5.513cm">
          <text:p/>
        </draw:line>
        <draw:line draw:style-name="gr1" draw:text-style-name="P1" draw:layer="layout" svg:x1="16.007cm" svg:y1="5.513cm" svg:x2="16.259cm" svg:y2="5.513cm">
          <text:p/>
        </draw:line>
        <draw:line draw:style-name="gr1" draw:text-style-name="P1" draw:layer="layout" svg:x1="16.329cm" svg:y1="5.513cm" svg:x2="16.754cm" svg:y2="5.513cm">
          <text:p/>
        </draw:line>
        <draw:line draw:style-name="gr1" draw:text-style-name="P1" draw:layer="layout" svg:x1="16.814cm" svg:y1="5.513cm" svg:x2="17.066cm" svg:y2="5.513cm">
          <text:p/>
        </draw:line>
        <draw:line draw:style-name="gr1" draw:text-style-name="P1" draw:layer="layout" svg:x1="17.136cm" svg:y1="5.513cm" svg:x2="17.561cm" svg:y2="5.513cm">
          <text:p/>
        </draw:line>
        <draw:line draw:style-name="gr1" draw:text-style-name="P1" draw:layer="layout" svg:x1="17.62cm" svg:y1="5.513cm" svg:x2="18.273cm" svg:y2="5.513cm">
          <text:p/>
        </draw:line>
        <draw:line draw:style-name="gr1" draw:text-style-name="P1" draw:layer="layout" svg:x1="18.336cm" svg:y1="5.513cm" svg:x2="18.702cm" svg:y2="5.513cm">
          <text:p/>
        </draw:line>
        <draw:line draw:style-name="gr1" draw:text-style-name="P1" draw:layer="layout" svg:x1="12.822cm" svg:y1="4.813cm" svg:x2="13.446cm" svg:y2="4.813cm">
          <text:p/>
        </draw:line>
        <draw:line draw:style-name="gr1" draw:text-style-name="P1" draw:layer="layout" svg:x1="14.128cm" svg:y1="4.813cm" svg:x2="14.499cm" svg:y2="4.813cm">
          <text:p/>
        </draw:line>
        <draw:line draw:style-name="gr1" draw:text-style-name="P1" draw:layer="layout" svg:x1="14.602cm" svg:y1="4.813cm" svg:x2="15.226cm" svg:y2="4.813cm">
          <text:p/>
        </draw:line>
        <draw:line draw:style-name="gr1" draw:text-style-name="P1" draw:layer="layout" svg:x1="15.314cm" svg:y1="4.813cm" svg:x2="15.973cm" svg:y2="4.813cm">
          <text:p/>
        </draw:line>
        <draw:line draw:style-name="gr1" draw:text-style-name="P1" draw:layer="layout" svg:x1="13.535cm" svg:y1="4.813cm" svg:x2="14.015cm" svg:y2="4.813cm">
          <text:p/>
        </draw:line>
        <draw:line draw:style-name="gr1" draw:text-style-name="P1" draw:layer="layout" svg:x1="16.025cm" svg:y1="4.813cm" svg:x2="16.529cm" svg:y2="4.813cm">
          <text:p/>
        </draw:line>
        <draw:line draw:style-name="gr1" draw:text-style-name="P1" draw:layer="layout" svg:x1="16.599cm" svg:y1="4.813cm" svg:x2="16.898cm" svg:y2="4.813cm">
          <text:p/>
        </draw:line>
        <draw:line draw:style-name="gr1" draw:text-style-name="P1" draw:layer="layout" svg:x1="16.982cm" svg:y1="4.813cm" svg:x2="17.486cm" svg:y2="4.813cm">
          <text:p/>
        </draw:line>
        <draw:line draw:style-name="gr1" draw:text-style-name="P1" draw:layer="layout" svg:x1="17.557cm" svg:y1="4.813cm" svg:x2="17.856cm" svg:y2="4.813cm">
          <text:p/>
        </draw:line>
        <draw:line draw:style-name="gr1" draw:text-style-name="P1" draw:layer="layout" svg:x1="17.938cm" svg:y1="4.813cm" svg:x2="18.442cm" svg:y2="4.813cm">
          <text:p/>
        </draw:line>
        <draw:line draw:style-name="gr1" draw:text-style-name="P1" draw:layer="layout" svg:x1="18.512cm" svg:y1="4.813cm" svg:x2="19.287cm" svg:y2="4.813cm">
          <text:p/>
        </draw:line>
        <draw:line draw:style-name="gr1" draw:text-style-name="P1" draw:layer="layout" svg:x1="19.361cm" svg:y1="4.813cm" svg:x2="19.795cm" svg:y2="4.813cm">
          <text:p/>
        </draw:line>
        <draw:line draw:style-name="gr1" draw:text-style-name="P1" draw:layer="layout" svg:x1="19.883cm" svg:y1="4.813cm" svg:x2="21.828cm" svg:y2="4.81cm">
          <text:p/>
        </draw:line>
        <draw:line draw:style-name="gr1" draw:text-style-name="P1" draw:layer="layout" svg:x1="12.821cm" svg:y1="4.113cm" svg:x2="13.616cm" svg:y2="4.113cm">
          <text:p/>
        </draw:line>
        <draw:line draw:style-name="gr1" draw:text-style-name="P1" draw:layer="layout" svg:x1="14.485cm" svg:y1="4.113cm" svg:x2="14.958cm" svg:y2="4.113cm">
          <text:p/>
        </draw:line>
        <draw:line draw:style-name="gr1" draw:text-style-name="P1" draw:layer="layout" svg:x1="15.088cm" svg:y1="4.113cm" svg:x2="15.883cm" svg:y2="4.113cm">
          <text:p/>
        </draw:line>
        <draw:line draw:style-name="gr1" draw:text-style-name="P1" draw:layer="layout" svg:x1="15.995cm" svg:y1="4.113cm" svg:x2="16.835cm" svg:y2="4.113cm">
          <text:p/>
        </draw:line>
        <draw:line draw:style-name="gr1" draw:text-style-name="P1" draw:layer="layout" svg:x1="13.73cm" svg:y1="4.113cm" svg:x2="14.342cm" svg:y2="4.113cm">
          <text:p/>
        </draw:line>
        <draw:line draw:style-name="gr1" draw:text-style-name="P1" draw:layer="layout" svg:x1="16.901cm" svg:y1="4.113cm" svg:x2="17.542cm" svg:y2="4.113cm">
          <text:p/>
        </draw:line>
        <draw:line draw:style-name="gr1" draw:text-style-name="P1" draw:layer="layout" svg:x1="17.632cm" svg:y1="4.113cm" svg:x2="18.013cm" svg:y2="4.113cm">
          <text:p/>
        </draw:line>
        <draw:line draw:style-name="gr1" draw:text-style-name="P1" draw:layer="layout" svg:x1="18.119cm" svg:y1="4.113cm" svg:x2="18.76cm" svg:y2="4.113cm">
          <text:p/>
        </draw:line>
        <draw:line draw:style-name="gr1" draw:text-style-name="P1" draw:layer="layout" svg:x1="18.851cm" svg:y1="4.113cm" svg:x2="19.232cm" svg:y2="4.113cm">
          <text:p/>
        </draw:line>
        <draw:line draw:style-name="gr1" draw:text-style-name="P1" draw:layer="layout" svg:x1="19.336cm" svg:y1="4.113cm" svg:x2="19.977cm" svg:y2="4.113cm">
          <text:p/>
        </draw:line>
        <draw:line draw:style-name="gr1" draw:text-style-name="P1" draw:layer="layout" svg:x1="20.068cm" svg:y1="4.113cm" svg:x2="21.055cm" svg:y2="4.113cm">
          <text:p/>
        </draw:line>
        <draw:line draw:style-name="gr1" draw:text-style-name="P1" draw:layer="layout" svg:x1="21.149cm" svg:y1="4.113cm" svg:x2="21.702cm" svg:y2="4.113cm">
          <text:p/>
        </draw:line>
        <draw:line draw:style-name="gr1" draw:text-style-name="P1" draw:layer="layout" svg:x1="21.783cm" svg:y1="4.113cm" svg:x2="22.336cm" svg:y2="4.113cm">
          <text:p/>
        </draw:line>
        <draw:line draw:style-name="gr1" draw:text-style-name="P1" draw:layer="layout" svg:x1="12.715cm" svg:y1="3.413cm" svg:x2="13.834cm" svg:y2="3.413cm">
          <text:p/>
        </draw:line>
        <draw:line draw:style-name="gr1" draw:text-style-name="P1" draw:layer="layout" svg:x1="14.014cm" svg:y1="6.213cm" svg:x2="15.133cm" svg:y2="6.213cm">
          <text:p/>
        </draw:line>
        <draw:line draw:style-name="gr1" draw:text-style-name="P1" draw:layer="layout" svg:x1="15.315cm" svg:y1="3.413cm" svg:x2="16.434cm" svg:y2="3.413cm">
          <text:p/>
        </draw:line>
        <draw:line draw:style-name="gr1" draw:text-style-name="P1" draw:layer="layout" svg:x1="16.414cm" svg:y1="6.213cm" svg:x2="17.533cm" svg:y2="6.213cm">
          <text:p/>
        </draw:line>
        <draw:line draw:style-name="gr1" draw:text-style-name="P1" draw:layer="layout" svg:x1="17.715cm" svg:y1="3.413cm" svg:x2="18.834cm" svg:y2="3.413cm">
          <text:p/>
        </draw:line>
        <draw:line draw:style-name="gr1" draw:text-style-name="P1" draw:layer="layout" svg:x1="18.914cm" svg:y1="6.213cm" svg:x2="20.033cm" svg:y2="6.213cm">
          <text:p/>
        </draw:line>
        <draw:line draw:style-name="gr1" draw:text-style-name="P1" draw:layer="layout" svg:x1="20.215cm" svg:y1="3.413cm" svg:x2="21.334cm" svg:y2="3.413cm">
          <text:p/>
        </draw:line>
        <draw:line draw:style-name="gr1" draw:text-style-name="P1" draw:layer="layout" svg:x1="21.414cm" svg:y1="6.213cm" svg:x2="22.533cm" svg:y2="6.213cm">
          <text:p/>
        </draw:line>
        <draw:line draw:style-name="gr1" draw:text-style-name="P1" draw:layer="layout" svg:x1="26.854cm" svg:y1="6.913cm" svg:x2="27.053cm" svg:y2="6.913cm">
          <text:p/>
        </draw:line>
        <draw:line draw:style-name="gr1" draw:text-style-name="P1" draw:layer="layout" svg:x1="27.755cm" svg:y1="6.913cm" svg:x2="27.954cm" svg:y2="6.913cm">
          <text:p/>
        </draw:line>
        <draw:line draw:style-name="gr1" draw:text-style-name="P1" draw:layer="layout" svg:x1="28.456cm" svg:y1="6.913cm" svg:x2="28.655cm" svg:y2="6.913cm">
          <text:p/>
        </draw:line>
        <draw:line draw:style-name="gr1" draw:text-style-name="P1" draw:layer="layout" svg:x1="28.94cm" svg:y1="6.913cm" svg:x2="29.256cm" svg:y2="6.913cm">
          <text:p/>
        </draw:line>
        <draw:line draw:style-name="gr1" draw:text-style-name="P1" draw:layer="layout" svg:x1="29.558cm" svg:y1="6.913cm" svg:x2="29.757cm" svg:y2="6.913cm">
          <text:p/>
        </draw:line>
        <draw:line draw:style-name="gr1" draw:text-style-name="P1" draw:layer="layout" svg:x1="30.059cm" svg:y1="6.913cm" svg:x2="30.306cm" svg:y2="6.913cm">
          <text:p/>
        </draw:line>
        <draw:line draw:style-name="gr1" draw:text-style-name="P1" draw:layer="layout" svg:x1="30.504cm" svg:y1="6.913cm" svg:x2="30.751cm" svg:y2="6.913cm">
          <text:p/>
        </draw:line>
        <draw:line draw:style-name="gr1" draw:text-style-name="P1" draw:layer="layout" svg:x1="30.949cm" svg:y1="6.913cm" svg:x2="31.196cm" svg:y2="6.913cm">
          <text:p/>
        </draw:line>
        <draw:line draw:style-name="gr1" draw:text-style-name="P1" draw:layer="layout" svg:x1="31.37cm" svg:y1="6.913cm" svg:x2="31.547cm" svg:y2="6.913cm">
          <text:p/>
        </draw:line>
        <draw:line draw:style-name="gr1" draw:text-style-name="P1" draw:layer="layout" svg:x1="31.662cm" svg:y1="6.913cm" svg:x2="31.988cm" svg:y2="6.913cm">
          <text:p/>
        </draw:line>
        <draw:line draw:style-name="gr1" draw:text-style-name="P1" draw:layer="layout" svg:x1="32.162cm" svg:y1="6.913cm" svg:x2="32.488cm" svg:y2="6.913cm">
          <text:p/>
        </draw:line>
        <draw:line draw:style-name="gr1" draw:text-style-name="P1" draw:layer="layout" svg:x1="32.571cm" svg:y1="6.913cm" svg:x2="32.748cm" svg:y2="6.913cm">
          <text:p/>
        </draw:line>
        <draw:line draw:style-name="gr1" draw:text-style-name="P1" draw:layer="layout" svg:x1="32.872cm" svg:y1="6.913cm" svg:x2="33.049cm" svg:y2="6.913cm">
          <text:p/>
        </draw:line>
        <draw:line draw:style-name="gr1" draw:text-style-name="P1" draw:layer="layout" svg:x1="33.444cm" svg:y1="6.913cm" svg:x2="33.603cm" svg:y2="6.913cm">
          <text:p/>
        </draw:line>
        <draw:line draw:style-name="gr1" draw:text-style-name="P1" draw:layer="layout" svg:x1="33.714cm" svg:y1="6.913cm" svg:x2="33.873cm" svg:y2="6.913cm">
          <text:p/>
        </draw:line>
        <draw:line draw:style-name="gr1" draw:text-style-name="P1" draw:layer="layout" svg:x1="33.985cm" svg:y1="6.913cm" svg:x2="34.144cm" svg:y2="6.913cm">
          <text:p/>
        </draw:line>
        <draw:line draw:style-name="gr1" draw:text-style-name="P1" draw:layer="layout" svg:x1="34.255cm" svg:y1="6.913cm" svg:x2="34.414cm" svg:y2="6.913cm">
          <text:p/>
        </draw:line>
        <draw:line draw:style-name="gr1" draw:text-style-name="P1" draw:layer="layout" svg:x1="34.616cm" svg:y1="6.913cm" svg:x2="34.775cm" svg:y2="6.913cm">
          <text:p/>
        </draw:line>
        <draw:line draw:style-name="gr1" draw:text-style-name="P1" draw:layer="layout" svg:x1="35.066cm" svg:y1="6.913cm" svg:x2="35.225cm" svg:y2="6.913cm">
          <text:p/>
        </draw:line>
        <draw:line draw:style-name="gr1" draw:text-style-name="P1" draw:layer="layout" svg:x1="35.607cm" svg:y1="6.913cm" svg:x2="35.766cm" svg:y2="6.913cm">
          <text:p/>
        </draw:line>
        <draw:line draw:style-name="gr1" draw:text-style-name="P1" draw:layer="layout" svg:x1="36.147cm" svg:y1="6.913cm" svg:x2="36.306cm" svg:y2="6.913cm">
          <text:p/>
        </draw:line>
        <draw:line draw:style-name="gr1" draw:text-style-name="P1" draw:layer="layout" svg:x1="23.223cm" svg:y1="5.513cm" svg:x2="23.656cm" svg:y2="5.513cm">
          <text:p/>
        </draw:line>
        <draw:line draw:style-name="gr1" draw:text-style-name="P1" draw:layer="layout" svg:x1="24.128cm" svg:y1="5.513cm" svg:x2="24.386cm" svg:y2="5.513cm">
          <text:p/>
        </draw:line>
        <draw:line draw:style-name="gr1" draw:text-style-name="P1" draw:layer="layout" svg:x1="24.457cm" svg:y1="5.513cm" svg:x2="24.89cm" svg:y2="5.513cm">
          <text:p/>
        </draw:line>
        <draw:line draw:style-name="gr1" draw:text-style-name="P1" draw:layer="layout" svg:x1="24.951cm" svg:y1="5.513cm" svg:x2="25.409cm" svg:y2="5.513cm">
          <text:p/>
        </draw:line>
        <draw:line draw:style-name="gr1" draw:text-style-name="P1" draw:layer="layout" svg:x1="23.717cm" svg:y1="5.513cm" svg:x2="24.05cm" svg:y2="5.513cm">
          <text:p/>
        </draw:line>
        <draw:line draw:style-name="gr1" draw:text-style-name="P1" draw:layer="layout" svg:x1="25.445cm" svg:y1="5.513cm" svg:x2="25.795cm" svg:y2="5.513cm">
          <text:p/>
        </draw:line>
        <draw:line draw:style-name="gr1" draw:text-style-name="P1" draw:layer="layout" svg:x1="25.843cm" svg:y1="5.513cm" svg:x2="26.05cm" svg:y2="5.513cm">
          <text:p/>
        </draw:line>
        <draw:line draw:style-name="gr1" draw:text-style-name="P1" draw:layer="layout" svg:x1="26.108cm" svg:y1="5.513cm" svg:x2="26.458cm" svg:y2="5.513cm">
          <text:p/>
        </draw:line>
        <draw:line draw:style-name="gr1" draw:text-style-name="P1" draw:layer="layout" svg:x1="26.508cm" svg:y1="5.513cm" svg:x2="26.715cm" svg:y2="5.513cm">
          <text:p/>
        </draw:line>
        <draw:line draw:style-name="gr1" draw:text-style-name="P1" draw:layer="layout" svg:x1="26.773cm" svg:y1="5.513cm" svg:x2="27.123cm" svg:y2="5.513cm">
          <text:p/>
        </draw:line>
        <draw:line draw:style-name="gr1" draw:text-style-name="P1" draw:layer="layout" svg:x1="27.171cm" svg:y1="5.513cm" svg:x2="27.708cm" svg:y2="5.513cm">
          <text:p/>
        </draw:line>
        <draw:line draw:style-name="gr1" draw:text-style-name="P1" draw:layer="layout" svg:x1="27.76cm" svg:y1="5.513cm" svg:x2="28.061cm" svg:y2="5.513cm">
          <text:p/>
        </draw:line>
        <draw:line draw:style-name="gr1" draw:text-style-name="P1" draw:layer="layout" svg:x1="28.115cm" svg:y1="5.513cm" svg:x2="28.416cm" svg:y2="5.513cm">
          <text:p/>
        </draw:line>
        <draw:line draw:style-name="gr1" draw:text-style-name="P1" draw:layer="layout" svg:x1="28.458cm" svg:y1="5.513cm" svg:x2="29.067cm" svg:y2="5.513cm">
          <text:p/>
        </draw:line>
        <draw:line draw:style-name="gr1" draw:text-style-name="P1" draw:layer="layout" svg:x1="24.129cm" svg:y1="5.513cm" svg:x2="24.387cm" svg:y2="5.513cm">
          <text:p/>
        </draw:line>
        <draw:line draw:style-name="gr1" draw:text-style-name="P1" draw:layer="layout" svg:x1="24.458cm" svg:y1="5.513cm" svg:x2="24.891cm" svg:y2="5.513cm">
          <text:p/>
        </draw:line>
        <draw:line draw:style-name="gr1" draw:text-style-name="P1" draw:layer="layout" svg:x1="24.952cm" svg:y1="5.513cm" svg:x2="25.41cm" svg:y2="5.513cm">
          <text:p/>
        </draw:line>
        <draw:line draw:style-name="gr1" draw:text-style-name="P1" draw:layer="layout" svg:x1="23.718cm" svg:y1="5.513cm" svg:x2="24.051cm" svg:y2="5.513cm">
          <text:p/>
        </draw:line>
        <draw:line draw:style-name="gr1" draw:text-style-name="P1" draw:layer="layout" svg:x1="25.446cm" svg:y1="5.513cm" svg:x2="25.796cm" svg:y2="5.513cm">
          <text:p/>
        </draw:line>
        <draw:line draw:style-name="gr1" draw:text-style-name="P1" draw:layer="layout" svg:x1="25.844cm" svg:y1="5.513cm" svg:x2="26.051cm" svg:y2="5.513cm">
          <text:p/>
        </draw:line>
        <draw:line draw:style-name="gr1" draw:text-style-name="P1" draw:layer="layout" svg:x1="26.109cm" svg:y1="5.513cm" svg:x2="26.459cm" svg:y2="5.513cm">
          <text:p/>
        </draw:line>
        <draw:line draw:style-name="gr1" draw:text-style-name="P1" draw:layer="layout" svg:x1="26.508cm" svg:y1="5.513cm" svg:x2="26.715cm" svg:y2="5.513cm">
          <text:p/>
        </draw:line>
        <draw:line draw:style-name="gr1" draw:text-style-name="P1" draw:layer="layout" svg:x1="26.773cm" svg:y1="5.513cm" svg:x2="27.123cm" svg:y2="5.513cm">
          <text:p/>
        </draw:line>
        <draw:line draw:style-name="gr1" draw:text-style-name="P1" draw:layer="layout" svg:x1="27.172cm" svg:y1="5.513cm" svg:x2="27.709cm" svg:y2="5.513cm">
          <text:p/>
        </draw:line>
        <draw:line draw:style-name="gr1" draw:text-style-name="P1" draw:layer="layout" svg:x1="27.761cm" svg:y1="5.513cm" svg:x2="28.062cm" svg:y2="5.513cm">
          <text:p/>
        </draw:line>
        <draw:line draw:style-name="gr1" draw:text-style-name="P1" draw:layer="layout" svg:x1="29.194cm" svg:y1="4.813cm" svg:x2="30.845cm" svg:y2="4.813cm">
          <text:p/>
        </draw:line>
        <draw:line draw:style-name="gr1" draw:text-style-name="P1" draw:layer="layout" svg:x1="24.128cm" svg:y1="5.513cm" svg:x2="24.386cm" svg:y2="5.513cm">
          <text:p/>
        </draw:line>
        <draw:line draw:style-name="gr1" draw:text-style-name="P1" draw:layer="layout" svg:x1="24.457cm" svg:y1="5.513cm" svg:x2="24.89cm" svg:y2="5.513cm">
          <text:p/>
        </draw:line>
        <draw:line draw:style-name="gr1" draw:text-style-name="P1" draw:layer="layout" svg:x1="24.951cm" svg:y1="5.513cm" svg:x2="25.409cm" svg:y2="5.513cm">
          <text:p/>
        </draw:line>
        <draw:line draw:style-name="gr1" draw:text-style-name="P1" draw:layer="layout" svg:x1="23.717cm" svg:y1="5.513cm" svg:x2="24.05cm" svg:y2="5.513cm">
          <text:p/>
        </draw:line>
        <draw:line draw:style-name="gr1" draw:text-style-name="P1" draw:layer="layout" svg:x1="25.445cm" svg:y1="5.513cm" svg:x2="25.795cm" svg:y2="5.513cm">
          <text:p/>
        </draw:line>
        <draw:line draw:style-name="gr1" draw:text-style-name="P1" draw:layer="layout" svg:x1="25.843cm" svg:y1="5.513cm" svg:x2="26.05cm" svg:y2="5.513cm">
          <text:p/>
        </draw:line>
        <draw:line draw:style-name="gr1" draw:text-style-name="P1" draw:layer="layout" svg:x1="26.108cm" svg:y1="5.513cm" svg:x2="26.458cm" svg:y2="5.513cm">
          <text:p/>
        </draw:line>
        <draw:line draw:style-name="gr1" draw:text-style-name="P1" draw:layer="layout" svg:x1="26.508cm" svg:y1="5.513cm" svg:x2="26.715cm" svg:y2="5.513cm">
          <text:p/>
        </draw:line>
        <draw:line draw:style-name="gr1" draw:text-style-name="P1" draw:layer="layout" svg:x1="26.773cm" svg:y1="5.513cm" svg:x2="27.123cm" svg:y2="5.513cm">
          <text:p/>
        </draw:line>
        <draw:line draw:style-name="gr1" draw:text-style-name="P1" draw:layer="layout" svg:x1="27.171cm" svg:y1="5.513cm" svg:x2="27.708cm" svg:y2="5.513cm">
          <text:p/>
        </draw:line>
        <draw:line draw:style-name="gr1" draw:text-style-name="P1" draw:layer="layout" svg:x1="27.76cm" svg:y1="5.513cm" svg:x2="28.061cm" svg:y2="5.513cm">
          <text:p/>
        </draw:line>
        <draw:line draw:style-name="gr1" draw:text-style-name="P1" draw:layer="layout" svg:x1="28.115cm" svg:y1="5.513cm" svg:x2="28.416cm" svg:y2="5.513cm">
          <text:p/>
        </draw:line>
        <draw:line draw:style-name="gr1" draw:text-style-name="P1" draw:layer="layout" svg:x1="28.458cm" svg:y1="5.513cm" svg:x2="30.845cm" svg:y2="5.513cm">
          <text:p/>
        </draw:line>
        <draw:line draw:style-name="gr1" draw:text-style-name="P1" draw:layer="layout" svg:x1="24.129cm" svg:y1="5.513cm" svg:x2="24.387cm" svg:y2="5.513cm">
          <text:p/>
        </draw:line>
        <draw:line draw:style-name="gr1" draw:text-style-name="P1" draw:layer="layout" svg:x1="24.458cm" svg:y1="5.513cm" svg:x2="24.891cm" svg:y2="5.513cm">
          <text:p/>
        </draw:line>
        <draw:line draw:style-name="gr1" draw:text-style-name="P1" draw:layer="layout" svg:x1="24.952cm" svg:y1="5.513cm" svg:x2="25.384cm" svg:y2="5.513cm">
          <text:p/>
        </draw:line>
        <draw:line draw:style-name="gr1" draw:text-style-name="P1" draw:layer="layout" svg:x1="23.718cm" svg:y1="5.513cm" svg:x2="24.051cm" svg:y2="5.513cm">
          <text:p/>
        </draw:line>
        <draw:line draw:style-name="gr1" draw:text-style-name="P1" draw:layer="layout" svg:x1="25.446cm" svg:y1="5.513cm" svg:x2="25.796cm" svg:y2="5.513cm">
          <text:p/>
        </draw:line>
        <draw:line draw:style-name="gr1" draw:text-style-name="P1" draw:layer="layout" svg:x1="25.844cm" svg:y1="5.513cm" svg:x2="26.051cm" svg:y2="5.513cm">
          <text:p/>
        </draw:line>
        <draw:line draw:style-name="gr1" draw:text-style-name="P1" draw:layer="layout" svg:x1="26.109cm" svg:y1="5.513cm" svg:x2="26.459cm" svg:y2="5.513cm">
          <text:p/>
        </draw:line>
        <draw:line draw:style-name="gr1" draw:text-style-name="P1" draw:layer="layout" svg:x1="26.508cm" svg:y1="5.513cm" svg:x2="26.715cm" svg:y2="5.513cm">
          <text:p/>
        </draw:line>
        <draw:line draw:style-name="gr1" draw:text-style-name="P1" draw:layer="layout" svg:x1="26.773cm" svg:y1="5.513cm" svg:x2="27.123cm" svg:y2="5.513cm">
          <text:p/>
        </draw:line>
        <draw:line draw:style-name="gr1" draw:text-style-name="P1" draw:layer="layout" svg:x1="27.172cm" svg:y1="5.513cm" svg:x2="27.709cm" svg:y2="5.513cm">
          <text:p/>
        </draw:line>
        <draw:line draw:style-name="gr1" draw:text-style-name="P1" draw:layer="layout" svg:x1="27.761cm" svg:y1="5.513cm" svg:x2="28.062cm" svg:y2="5.513cm">
          <text:p/>
        </draw:line>
        <draw:line draw:style-name="gr1" draw:text-style-name="P1" draw:layer="layout" svg:x1="23.224cm" svg:y1="4.813cm" svg:x2="23.711cm" svg:y2="4.813cm">
          <text:p/>
        </draw:line>
        <draw:line draw:style-name="gr1" draw:text-style-name="P1" draw:layer="layout" svg:x1="24.243cm" svg:y1="4.813cm" svg:x2="24.533cm" svg:y2="4.813cm">
          <text:p/>
        </draw:line>
        <draw:line draw:style-name="gr1" draw:text-style-name="P1" draw:layer="layout" svg:x1="24.613cm" svg:y1="4.813cm" svg:x2="25.1cm" svg:y2="4.813cm">
          <text:p/>
        </draw:line>
        <draw:line draw:style-name="gr1" draw:text-style-name="P1" draw:layer="layout" svg:x1="25.169cm" svg:y1="4.813cm" svg:x2="25.684cm" svg:y2="4.813cm">
          <text:p/>
        </draw:line>
        <draw:line draw:style-name="gr1" draw:text-style-name="P1" draw:layer="layout" svg:x1="23.78cm" svg:y1="4.813cm" svg:x2="24.155cm" svg:y2="4.813cm">
          <text:p/>
        </draw:line>
        <draw:line draw:style-name="gr1" draw:text-style-name="P1" draw:layer="layout" svg:x1="25.724cm" svg:y1="4.813cm" svg:x2="26.118cm" svg:y2="4.813cm">
          <text:p/>
        </draw:line>
        <draw:line draw:style-name="gr1" draw:text-style-name="P1" draw:layer="layout" svg:x1="26.172cm" svg:y1="4.813cm" svg:x2="26.405cm" svg:y2="4.813cm">
          <text:p/>
        </draw:line>
        <draw:line draw:style-name="gr1" draw:text-style-name="P1" draw:layer="layout" svg:x1="26.471cm" svg:y1="4.813cm" svg:x2="26.865cm" svg:y2="4.813cm">
          <text:p/>
        </draw:line>
        <draw:line draw:style-name="gr1" draw:text-style-name="P1" draw:layer="layout" svg:x1="26.92cm" svg:y1="4.813cm" svg:x2="27.153cm" svg:y2="4.813cm">
          <text:p/>
        </draw:line>
        <draw:line draw:style-name="gr1" draw:text-style-name="P1" draw:layer="layout" svg:x1="27.218cm" svg:y1="4.813cm" svg:x2="27.612cm" svg:y2="4.813cm">
          <text:p/>
        </draw:line>
        <draw:line draw:style-name="gr1" draw:text-style-name="P1" draw:layer="layout" svg:x1="27.666cm" svg:y1="4.813cm" svg:x2="28.271cm" svg:y2="4.813cm">
          <text:p/>
        </draw:line>
        <draw:line draw:style-name="gr1" draw:text-style-name="P1" draw:layer="layout" svg:x1="28.329cm" svg:y1="4.813cm" svg:x2="28.668cm" svg:y2="4.813cm">
          <text:p/>
        </draw:line>
        <draw:line draw:style-name="gr1" draw:text-style-name="P1" draw:layer="layout" svg:x1="28.728cm" svg:y1="4.813cm" svg:x2="29.067cm" svg:y2="4.813cm">
          <text:p/>
        </draw:line>
        <draw:line draw:style-name="gr1" draw:text-style-name="P1" draw:layer="layout" svg:x1="24.244cm" svg:y1="4.813cm" svg:x2="24.534cm" svg:y2="4.813cm">
          <text:p/>
        </draw:line>
        <draw:line draw:style-name="gr1" draw:text-style-name="P1" draw:layer="layout" svg:x1="24.614cm" svg:y1="4.813cm" svg:x2="25.101cm" svg:y2="4.813cm">
          <text:p/>
        </draw:line>
        <draw:line draw:style-name="gr1" draw:text-style-name="P1" draw:layer="layout" svg:x1="25.17cm" svg:y1="4.813cm" svg:x2="25.685cm" svg:y2="4.813cm">
          <text:p/>
        </draw:line>
        <draw:line draw:style-name="gr1" draw:text-style-name="P1" draw:layer="layout" svg:x1="23.781cm" svg:y1="4.813cm" svg:x2="24.156cm" svg:y2="4.813cm">
          <text:p/>
        </draw:line>
        <draw:line draw:style-name="gr1" draw:text-style-name="P1" draw:layer="layout" svg:x1="25.725cm" svg:y1="4.813cm" svg:x2="26.119cm" svg:y2="4.813cm">
          <text:p/>
        </draw:line>
        <draw:line draw:style-name="gr1" draw:text-style-name="P1" draw:layer="layout" svg:x1="26.173cm" svg:y1="4.813cm" svg:x2="26.406cm" svg:y2="4.813cm">
          <text:p/>
        </draw:line>
        <draw:line draw:style-name="gr1" draw:text-style-name="P1" draw:layer="layout" svg:x1="26.471cm" svg:y1="4.813cm" svg:x2="26.865cm" svg:y2="4.813cm">
          <text:p/>
        </draw:line>
        <draw:line draw:style-name="gr1" draw:text-style-name="P1" draw:layer="layout" svg:x1="26.921cm" svg:y1="4.813cm" svg:x2="27.154cm" svg:y2="4.813cm">
          <text:p/>
        </draw:line>
        <draw:line draw:style-name="gr1" draw:text-style-name="P1" draw:layer="layout" svg:x1="27.219cm" svg:y1="4.813cm" svg:x2="27.613cm" svg:y2="4.813cm">
          <text:p/>
        </draw:line>
        <draw:line draw:style-name="gr1" draw:text-style-name="P1" draw:layer="layout" svg:x1="27.667cm" svg:y1="4.813cm" svg:x2="28.272cm" svg:y2="4.813cm">
          <text:p/>
        </draw:line>
        <draw:line draw:style-name="gr1" draw:text-style-name="P1" draw:layer="layout" svg:x1="28.33cm" svg:y1="4.813cm" svg:x2="28.669cm" svg:y2="4.813cm">
          <text:p/>
        </draw:line>
        <draw:line draw:style-name="gr1" draw:text-style-name="P1" draw:layer="layout" svg:x1="24.243cm" svg:y1="4.813cm" svg:x2="24.533cm" svg:y2="4.813cm">
          <text:p/>
        </draw:line>
        <draw:line draw:style-name="gr1" draw:text-style-name="P1" draw:layer="layout" svg:x1="24.613cm" svg:y1="4.813cm" svg:x2="25.1cm" svg:y2="4.813cm">
          <text:p/>
        </draw:line>
        <draw:line draw:style-name="gr1" draw:text-style-name="P1" draw:layer="layout" svg:x1="25.169cm" svg:y1="4.813cm" svg:x2="25.684cm" svg:y2="4.813cm">
          <text:p/>
        </draw:line>
        <draw:line draw:style-name="gr1" draw:text-style-name="P1" draw:layer="layout" svg:x1="23.78cm" svg:y1="4.813cm" svg:x2="24.155cm" svg:y2="4.813cm">
          <text:p/>
        </draw:line>
        <draw:line draw:style-name="gr1" draw:text-style-name="P1" draw:layer="layout" svg:x1="25.724cm" svg:y1="4.813cm" svg:x2="26.118cm" svg:y2="4.813cm">
          <text:p/>
        </draw:line>
        <draw:line draw:style-name="gr1" draw:text-style-name="P1" draw:layer="layout" svg:x1="26.172cm" svg:y1="4.813cm" svg:x2="26.405cm" svg:y2="4.813cm">
          <text:p/>
        </draw:line>
        <draw:line draw:style-name="gr1" draw:text-style-name="P1" draw:layer="layout" svg:x1="26.471cm" svg:y1="4.813cm" svg:x2="26.865cm" svg:y2="4.813cm">
          <text:p/>
        </draw:line>
        <draw:line draw:style-name="gr1" draw:text-style-name="P1" draw:layer="layout" svg:x1="26.92cm" svg:y1="4.813cm" svg:x2="27.153cm" svg:y2="4.813cm">
          <text:p/>
        </draw:line>
        <draw:line draw:style-name="gr1" draw:text-style-name="P1" draw:layer="layout" svg:x1="27.218cm" svg:y1="4.813cm" svg:x2="27.612cm" svg:y2="4.813cm">
          <text:p/>
        </draw:line>
        <draw:line draw:style-name="gr1" draw:text-style-name="P1" draw:layer="layout" svg:x1="27.666cm" svg:y1="4.813cm" svg:x2="28.271cm" svg:y2="4.813cm">
          <text:p/>
        </draw:line>
        <draw:line draw:style-name="gr1" draw:text-style-name="P1" draw:layer="layout" svg:x1="28.329cm" svg:y1="4.813cm" svg:x2="28.668cm" svg:y2="4.813cm">
          <text:p/>
        </draw:line>
        <draw:line draw:style-name="gr1" draw:text-style-name="P1" draw:layer="layout" svg:x1="28.728cm" svg:y1="4.813cm" svg:x2="29.067cm" svg:y2="4.813cm">
          <text:p/>
        </draw:line>
        <draw:line draw:style-name="gr1" draw:text-style-name="P1" draw:layer="layout" svg:x1="24.244cm" svg:y1="4.813cm" svg:x2="24.534cm" svg:y2="4.813cm">
          <text:p/>
        </draw:line>
        <draw:line draw:style-name="gr1" draw:text-style-name="P1" draw:layer="layout" svg:x1="24.614cm" svg:y1="4.813cm" svg:x2="25.101cm" svg:y2="4.813cm">
          <text:p/>
        </draw:line>
        <draw:line draw:style-name="gr1" draw:text-style-name="P1" draw:layer="layout" svg:x1="25.17cm" svg:y1="4.813cm" svg:x2="25.685cm" svg:y2="4.813cm">
          <text:p/>
        </draw:line>
        <draw:line draw:style-name="gr1" draw:text-style-name="P1" draw:layer="layout" svg:x1="23.781cm" svg:y1="4.813cm" svg:x2="24.156cm" svg:y2="4.813cm">
          <text:p/>
        </draw:line>
        <draw:line draw:style-name="gr1" draw:text-style-name="P1" draw:layer="layout" svg:x1="25.725cm" svg:y1="4.813cm" svg:x2="26.119cm" svg:y2="4.813cm">
          <text:p/>
        </draw:line>
        <draw:line draw:style-name="gr1" draw:text-style-name="P1" draw:layer="layout" svg:x1="26.173cm" svg:y1="4.813cm" svg:x2="26.406cm" svg:y2="4.813cm">
          <text:p/>
        </draw:line>
        <draw:line draw:style-name="gr1" draw:text-style-name="P1" draw:layer="layout" svg:x1="26.471cm" svg:y1="4.813cm" svg:x2="26.865cm" svg:y2="4.813cm">
          <text:p/>
        </draw:line>
        <draw:line draw:style-name="gr1" draw:text-style-name="P1" draw:layer="layout" svg:x1="26.921cm" svg:y1="4.813cm" svg:x2="27.154cm" svg:y2="4.813cm">
          <text:p/>
        </draw:line>
        <draw:line draw:style-name="gr1" draw:text-style-name="P1" draw:layer="layout" svg:x1="27.219cm" svg:y1="4.813cm" svg:x2="27.613cm" svg:y2="4.813cm">
          <text:p/>
        </draw:line>
        <draw:line draw:style-name="gr1" draw:text-style-name="P1" draw:layer="layout" svg:x1="27.667cm" svg:y1="4.813cm" svg:x2="28.272cm" svg:y2="4.813cm">
          <text:p/>
        </draw:line>
        <draw:line draw:style-name="gr1" draw:text-style-name="P1" draw:layer="layout" svg:x1="28.33cm" svg:y1="4.813cm" svg:x2="28.669cm" svg:y2="4.813cm">
          <text:p/>
        </draw:line>
        <draw:line draw:style-name="gr1" draw:text-style-name="P1" draw:layer="layout" svg:x1="23.225cm" svg:y1="4.113cm" svg:x2="23.786cm" svg:y2="4.113cm">
          <text:p/>
        </draw:line>
        <draw:line draw:style-name="gr1" draw:text-style-name="P1" draw:layer="layout" svg:x1="24.398cm" svg:y1="4.113cm" svg:x2="24.732cm" svg:y2="4.113cm">
          <text:p/>
        </draw:line>
        <draw:line draw:style-name="gr1" draw:text-style-name="P1" draw:layer="layout" svg:x1="24.825cm" svg:y1="4.113cm" svg:x2="25.386cm" svg:y2="4.113cm">
          <text:p/>
        </draw:line>
        <draw:line draw:style-name="gr1" draw:text-style-name="P1" draw:layer="layout" svg:x1="25.465cm" svg:y1="4.113cm" svg:x2="26.058cm" svg:y2="4.113cm">
          <text:p/>
        </draw:line>
        <draw:line draw:style-name="gr1" draw:text-style-name="P1" draw:layer="layout" svg:x1="23.865cm" svg:y1="4.113cm" svg:x2="24.297cm" svg:y2="4.113cm">
          <text:p/>
        </draw:line>
        <draw:line draw:style-name="gr1" draw:text-style-name="P1" draw:layer="layout" svg:x1="26.105cm" svg:y1="4.113cm" svg:x2="26.558cm" svg:y2="4.113cm">
          <text:p/>
        </draw:line>
        <draw:line draw:style-name="gr1" draw:text-style-name="P1" draw:layer="layout" svg:x1="26.621cm" svg:y1="4.113cm" svg:x2="26.89cm" svg:y2="4.113cm">
          <text:p/>
        </draw:line>
        <draw:line draw:style-name="gr1" draw:text-style-name="P1" draw:layer="layout" svg:x1="26.965cm" svg:y1="4.113cm" svg:x2="27.418cm" svg:y2="4.113cm">
          <text:p/>
        </draw:line>
        <draw:line draw:style-name="gr1" draw:text-style-name="P1" draw:layer="layout" svg:x1="27.482cm" svg:y1="4.113cm" svg:x2="27.751cm" svg:y2="4.113cm">
          <text:p/>
        </draw:line>
        <draw:line draw:style-name="gr1" draw:text-style-name="P1" draw:layer="layout" svg:x1="27.826cm" svg:y1="4.113cm" svg:x2="28.279cm" svg:y2="4.113cm">
          <text:p/>
        </draw:line>
        <draw:line draw:style-name="gr1" draw:text-style-name="P1" draw:layer="layout" svg:x1="28.342cm" svg:y1="4.113cm" svg:x2="29.039cm" svg:y2="4.113cm">
          <text:p/>
        </draw:line>
        <draw:line draw:style-name="gr1" draw:text-style-name="P1" draw:layer="layout" svg:x1="29.106cm" svg:y1="4.113cm" svg:x2="29.496cm" svg:y2="4.113cm">
          <text:p/>
        </draw:line>
        <draw:line draw:style-name="gr1" draw:text-style-name="P1" draw:layer="layout" svg:x1="24.399cm" svg:y1="4.113cm" svg:x2="24.733cm" svg:y2="4.113cm">
          <text:p/>
        </draw:line>
        <draw:line draw:style-name="gr1" draw:text-style-name="P1" draw:layer="layout" svg:x1="24.826cm" svg:y1="4.113cm" svg:x2="25.387cm" svg:y2="4.113cm">
          <text:p/>
        </draw:line>
        <draw:line draw:style-name="gr1" draw:text-style-name="P1" draw:layer="layout" svg:x1="25.466cm" svg:y1="4.113cm" svg:x2="26.059cm" svg:y2="4.113cm">
          <text:p/>
        </draw:line>
        <draw:line draw:style-name="gr1" draw:text-style-name="P1" draw:layer="layout" svg:x1="23.866cm" svg:y1="4.113cm" svg:x2="24.298cm" svg:y2="4.113cm">
          <text:p/>
        </draw:line>
        <draw:line draw:style-name="gr1" draw:text-style-name="P1" draw:layer="layout" svg:x1="26.106cm" svg:y1="4.113cm" svg:x2="26.559cm" svg:y2="4.113cm">
          <text:p/>
        </draw:line>
        <draw:line draw:style-name="gr1" draw:text-style-name="P1" draw:layer="layout" svg:x1="26.623cm" svg:y1="4.113cm" svg:x2="26.892cm" svg:y2="4.113cm">
          <text:p/>
        </draw:line>
        <draw:line draw:style-name="gr1" draw:text-style-name="P1" draw:layer="layout" svg:x1="26.966cm" svg:y1="4.113cm" svg:x2="27.419cm" svg:y2="4.113cm">
          <text:p/>
        </draw:line>
        <draw:line draw:style-name="gr1" draw:text-style-name="P1" draw:layer="layout" svg:x1="27.483cm" svg:y1="4.113cm" svg:x2="27.752cm" svg:y2="4.113cm">
          <text:p/>
        </draw:line>
        <draw:line draw:style-name="gr1" draw:text-style-name="P1" draw:layer="layout" svg:x1="27.827cm" svg:y1="4.113cm" svg:x2="28.28cm" svg:y2="4.113cm">
          <text:p/>
        </draw:line>
        <draw:line draw:style-name="gr1" draw:text-style-name="P1" draw:layer="layout" svg:x1="28.343cm" svg:y1="4.113cm" svg:x2="29.04cm" svg:y2="4.113cm">
          <text:p/>
        </draw:line>
        <draw:line draw:style-name="gr1" draw:text-style-name="P1" draw:layer="layout" svg:x1="29.107cm" svg:y1="4.113cm" svg:x2="29.497cm" svg:y2="4.113cm">
          <text:p/>
        </draw:line>
        <draw:line draw:style-name="gr1" draw:text-style-name="P1" draw:layer="layout" svg:x1="24.398cm" svg:y1="4.113cm" svg:x2="24.732cm" svg:y2="4.113cm">
          <text:p/>
        </draw:line>
        <draw:line draw:style-name="gr1" draw:text-style-name="P1" draw:layer="layout" svg:x1="24.825cm" svg:y1="4.113cm" svg:x2="25.386cm" svg:y2="4.113cm">
          <text:p/>
        </draw:line>
        <draw:line draw:style-name="gr1" draw:text-style-name="P1" draw:layer="layout" svg:x1="25.465cm" svg:y1="4.113cm" svg:x2="26.058cm" svg:y2="4.113cm">
          <text:p/>
        </draw:line>
        <draw:line draw:style-name="gr1" draw:text-style-name="P1" draw:layer="layout" svg:x1="23.865cm" svg:y1="4.113cm" svg:x2="24.297cm" svg:y2="4.113cm">
          <text:p/>
        </draw:line>
        <draw:line draw:style-name="gr1" draw:text-style-name="P1" draw:layer="layout" svg:x1="26.105cm" svg:y1="4.113cm" svg:x2="26.558cm" svg:y2="4.113cm">
          <text:p/>
        </draw:line>
        <draw:line draw:style-name="gr1" draw:text-style-name="P1" draw:layer="layout" svg:x1="26.621cm" svg:y1="4.113cm" svg:x2="26.89cm" svg:y2="4.113cm">
          <text:p/>
        </draw:line>
        <draw:line draw:style-name="gr1" draw:text-style-name="P1" draw:layer="layout" svg:x1="26.965cm" svg:y1="4.113cm" svg:x2="27.418cm" svg:y2="4.113cm">
          <text:p/>
        </draw:line>
        <draw:line draw:style-name="gr1" draw:text-style-name="P1" draw:layer="layout" svg:x1="27.482cm" svg:y1="4.113cm" svg:x2="27.751cm" svg:y2="4.113cm">
          <text:p/>
        </draw:line>
        <draw:line draw:style-name="gr1" draw:text-style-name="P1" draw:layer="layout" svg:x1="27.826cm" svg:y1="4.113cm" svg:x2="28.279cm" svg:y2="4.113cm">
          <text:p/>
        </draw:line>
        <draw:line draw:style-name="gr1" draw:text-style-name="P1" draw:layer="layout" svg:x1="28.342cm" svg:y1="4.113cm" svg:x2="29.039cm" svg:y2="4.113cm">
          <text:p/>
        </draw:line>
        <draw:line draw:style-name="gr1" draw:text-style-name="P1" draw:layer="layout" svg:x1="29.106cm" svg:y1="4.113cm" svg:x2="29.496cm" svg:y2="4.113cm">
          <text:p/>
        </draw:line>
        <draw:line draw:style-name="gr1" draw:text-style-name="P1" draw:layer="layout" svg:x1="29.566cm" svg:y1="4.113cm" svg:x2="29.956cm" svg:y2="4.113cm">
          <text:p/>
        </draw:line>
        <draw:line draw:style-name="gr1" draw:text-style-name="P1" draw:layer="layout" svg:x1="24.399cm" svg:y1="4.113cm" svg:x2="24.733cm" svg:y2="4.113cm">
          <text:p/>
        </draw:line>
        <draw:line draw:style-name="gr1" draw:text-style-name="P1" draw:layer="layout" svg:x1="24.826cm" svg:y1="4.113cm" svg:x2="25.387cm" svg:y2="4.113cm">
          <text:p/>
        </draw:line>
        <draw:line draw:style-name="gr1" draw:text-style-name="P1" draw:layer="layout" svg:x1="25.466cm" svg:y1="4.113cm" svg:x2="26.059cm" svg:y2="4.113cm">
          <text:p/>
        </draw:line>
        <draw:line draw:style-name="gr1" draw:text-style-name="P1" draw:layer="layout" svg:x1="23.866cm" svg:y1="4.113cm" svg:x2="24.298cm" svg:y2="4.113cm">
          <text:p/>
        </draw:line>
        <draw:line draw:style-name="gr1" draw:text-style-name="P1" draw:layer="layout" svg:x1="26.106cm" svg:y1="4.113cm" svg:x2="26.559cm" svg:y2="4.113cm">
          <text:p/>
        </draw:line>
        <draw:line draw:style-name="gr1" draw:text-style-name="P1" draw:layer="layout" svg:x1="26.623cm" svg:y1="4.113cm" svg:x2="26.892cm" svg:y2="4.113cm">
          <text:p/>
        </draw:line>
        <draw:line draw:style-name="gr1" draw:text-style-name="P1" draw:layer="layout" svg:x1="26.966cm" svg:y1="4.113cm" svg:x2="27.419cm" svg:y2="4.113cm">
          <text:p/>
        </draw:line>
        <draw:line draw:style-name="gr1" draw:text-style-name="P1" draw:layer="layout" svg:x1="27.483cm" svg:y1="4.113cm" svg:x2="27.752cm" svg:y2="4.113cm">
          <text:p/>
        </draw:line>
        <draw:line draw:style-name="gr1" draw:text-style-name="P1" draw:layer="layout" svg:x1="27.827cm" svg:y1="4.113cm" svg:x2="28.28cm" svg:y2="4.113cm">
          <text:p/>
        </draw:line>
        <draw:line draw:style-name="gr1" draw:text-style-name="P1" draw:layer="layout" svg:x1="28.343cm" svg:y1="4.113cm" svg:x2="29.04cm" svg:y2="4.113cm">
          <text:p/>
        </draw:line>
        <draw:line draw:style-name="gr1" draw:text-style-name="P1" draw:layer="layout" svg:x1="29.107cm" svg:y1="4.113cm" svg:x2="29.497cm" svg:y2="4.113cm">
          <text:p/>
        </draw:line>
        <draw:line draw:style-name="gr1" draw:text-style-name="P1" draw:layer="layout" svg:x1="22.171cm" svg:y1="4.813cm" svg:x2="23.098cm" svg:y2="4.813cm">
          <text:p/>
        </draw:line>
        <draw:line draw:style-name="gr1" draw:text-style-name="P1" draw:layer="layout" svg:x1="33.173cm" svg:y1="6.91cm" svg:x2="33.332cm" svg:y2="6.91cm">
          <text:p/>
        </draw:line>
        <draw:line draw:style-name="gr1" draw:text-style-name="P1" draw:layer="layout" svg:x1="3.252cm" svg:y1="9.551cm" svg:x2="3.69cm" svg:y2="9.551cm">
          <text:p/>
        </draw:line>
        <draw:line draw:style-name="gr1" draw:text-style-name="P1" draw:layer="layout" svg:x1="3.998cm" svg:y1="9.551cm" svg:x2="4.392cm" svg:y2="9.551cm">
          <text:p/>
        </draw:line>
        <draw:line draw:style-name="gr1" draw:text-style-name="P1" draw:layer="layout" svg:x1="4.706cm" svg:y1="9.551cm" svg:x2="5.1cm" svg:y2="9.551cm">
          <text:p/>
        </draw:line>
        <draw:line draw:style-name="gr1" draw:text-style-name="P1" draw:layer="layout" svg:x1="5.415cm" svg:y1="9.551cm" svg:x2="5.809cm" svg:y2="9.551cm">
          <text:p/>
        </draw:line>
        <draw:line draw:style-name="gr1" draw:text-style-name="P1" draw:layer="layout" svg:x1="6.143cm" svg:y1="9.551cm" svg:x2="6.537cm" svg:y2="9.551cm">
          <text:p/>
        </draw:line>
        <draw:line draw:style-name="gr1" draw:text-style-name="P1" draw:layer="layout" svg:x1="6.852cm" svg:y1="9.551cm" svg:x2="7.246cm" svg:y2="9.551cm">
          <text:p/>
        </draw:line>
        <draw:line draw:style-name="gr1" draw:text-style-name="P1" draw:layer="layout" svg:x1="7.489cm" svg:y1="9.551cm" svg:x2="7.883cm" svg:y2="9.551cm">
          <text:p/>
        </draw:line>
        <draw:line draw:style-name="gr1" draw:text-style-name="P1" draw:layer="layout" svg:x1="8.144cm" svg:y1="9.551cm" svg:x2="8.582cm" svg:y2="9.551cm">
          <text:p/>
        </draw:line>
        <draw:line draw:style-name="gr1" draw:text-style-name="P1" draw:layer="layout" svg:x1="8.888cm" svg:y1="9.551cm" svg:x2="9.282cm" svg:y2="9.551cm">
          <text:p/>
        </draw:line>
        <draw:line draw:style-name="gr1" draw:text-style-name="P1" draw:layer="layout" svg:x1="9.598cm" svg:y1="9.551cm" svg:x2="9.992cm" svg:y2="9.551cm">
          <text:p/>
        </draw:line>
        <draw:line draw:style-name="gr1" draw:text-style-name="P1" draw:layer="layout" svg:x1="10.307cm" svg:y1="9.551cm" svg:x2="10.701cm" svg:y2="9.551cm">
          <text:p/>
        </draw:line>
        <draw:line draw:style-name="gr1" draw:text-style-name="P1" draw:layer="layout" svg:x1="11.034cm" svg:y1="9.551cm" svg:x2="11.428cm" svg:y2="9.551cm">
          <text:p/>
        </draw:line>
        <draw:line draw:style-name="gr1" draw:text-style-name="P1" draw:layer="layout" svg:x1="11.744cm" svg:y1="9.551cm" svg:x2="12.138cm" svg:y2="9.551cm">
          <text:p/>
        </draw:line>
        <draw:line draw:style-name="gr1" draw:text-style-name="P1" draw:layer="layout" svg:x1="12.381cm" svg:y1="9.551cm" svg:x2="12.775cm" svg:y2="9.551cm">
          <text:p/>
        </draw:line>
        <draw:line draw:style-name="gr1" draw:text-style-name="P1" draw:layer="layout" svg:x1="14.157cm" svg:y1="9.551cm" svg:x2="14.526cm" svg:y2="9.551cm">
          <text:p/>
        </draw:line>
        <draw:line draw:style-name="gr1" draw:text-style-name="P1" draw:layer="layout" svg:x1="15.486cm" svg:y1="9.551cm" svg:x2="15.855cm" svg:y2="9.551cm">
          <text:p/>
        </draw:line>
        <draw:line draw:style-name="gr1" draw:text-style-name="P1" draw:layer="layout" svg:x1="16.833cm" svg:y1="9.551cm" svg:x2="17.202cm" svg:y2="9.551cm">
          <text:p/>
        </draw:line>
        <draw:line draw:style-name="gr1" draw:text-style-name="P1" draw:layer="layout" svg:x1="18.046cm" svg:y1="9.551cm" svg:x2="18.458cm" svg:y2="9.551cm">
          <text:p/>
        </draw:line>
        <draw:line draw:style-name="gr1" draw:text-style-name="P1" draw:layer="layout" svg:x1="19.408cm" svg:y1="9.551cm" svg:x2="19.777cm" svg:y2="9.551cm">
          <text:p/>
        </draw:line>
        <draw:line draw:style-name="gr1" draw:text-style-name="P1" draw:layer="layout" svg:x1="20.755cm" svg:y1="9.551cm" svg:x2="21.124cm" svg:y2="9.551cm">
          <text:p/>
        </draw:line>
        <draw:line draw:style-name="gr1" draw:text-style-name="P1" draw:layer="layout" svg:x1="22.017cm" svg:y1="9.551cm" svg:x2="22.386cm" svg:y2="9.551cm">
          <text:p/>
        </draw:line>
        <draw:line draw:style-name="gr1" draw:text-style-name="P1" draw:layer="layout" svg:x1="24.626cm" svg:y1="9.551cm" svg:x2="24.985cm" svg:y2="9.551cm">
          <text:p/>
        </draw:line>
        <draw:line draw:style-name="gr1" draw:text-style-name="P1" draw:layer="layout" svg:x1="26.576cm" svg:y1="9.551cm" svg:x2="26.935cm" svg:y2="9.551cm">
          <text:p/>
        </draw:line>
        <draw:line draw:style-name="gr1" draw:text-style-name="P1" draw:layer="layout" svg:x1="28.427cm" svg:y1="9.551cm" svg:x2="28.786cm" svg:y2="9.551cm">
          <text:p/>
        </draw:line>
        <draw:line draw:style-name="gr1" draw:text-style-name="P1" draw:layer="layout" svg:x1="30.377cm" svg:y1="9.551cm" svg:x2="30.736cm" svg:y2="9.551cm">
          <text:p/>
        </draw:line>
        <draw:line draw:style-name="gr1" draw:text-style-name="P1" draw:layer="layout" svg:x1="5.649cm" svg:y1="10.937cm" svg:x2="6.045cm" svg:y2="10.937cm">
          <text:p/>
        </draw:line>
        <draw:line draw:style-name="gr1" draw:text-style-name="P1" draw:layer="layout" svg:x1="7.643cm" svg:y1="10.937cm" svg:x2="8.039cm" svg:y2="10.937cm">
          <text:p/>
        </draw:line>
        <draw:line draw:style-name="gr1" draw:text-style-name="P1" draw:layer="layout" svg:x1="9.632cm" svg:y1="10.937cm" svg:x2="10.028cm" svg:y2="10.937cm">
          <text:p/>
        </draw:line>
        <draw:line draw:style-name="gr1" draw:text-style-name="P1" draw:layer="layout" svg:x1="11.626cm" svg:y1="10.937cm" svg:x2="12.022cm" svg:y2="10.937cm">
          <text:p/>
        </draw:line>
        <draw:line draw:style-name="gr1" draw:text-style-name="P1" draw:layer="layout" svg:x1="13.615cm" svg:y1="10.937cm" svg:x2="14.011cm" svg:y2="10.937cm">
          <text:p/>
        </draw:line>
        <draw:line draw:style-name="gr1" draw:text-style-name="P1" draw:layer="layout" svg:x1="15.61cm" svg:y1="10.937cm" svg:x2="16.006cm" svg:y2="10.937cm">
          <text:p/>
        </draw:line>
        <draw:line draw:style-name="gr1" draw:text-style-name="P1" draw:layer="layout" svg:x1="17.6cm" svg:y1="10.937cm" svg:x2="17.996cm" svg:y2="10.937cm">
          <text:p/>
        </draw:line>
        <draw:line draw:style-name="gr1" draw:text-style-name="P1" draw:layer="layout" svg:x1="19.593cm" svg:y1="10.937cm" svg:x2="19.989cm" svg:y2="10.937cm">
          <text:p/>
        </draw:line>
        <draw:line draw:style-name="gr1" draw:text-style-name="P1" draw:layer="layout" svg:x1="21.583cm" svg:y1="10.937cm" svg:x2="21.979cm" svg:y2="10.937cm">
          <text:p/>
        </draw:line>
        <draw:line draw:style-name="gr1" draw:text-style-name="P1" draw:layer="layout" svg:x1="23.576cm" svg:y1="10.937cm" svg:x2="23.972cm" svg:y2="10.937cm">
          <text:p/>
        </draw:line>
        <draw:line draw:style-name="gr1" draw:text-style-name="P1" draw:layer="layout" svg:x1="25.567cm" svg:y1="10.937cm" svg:x2="25.963cm" svg:y2="10.937cm">
          <text:p/>
        </draw:line>
        <draw:line draw:style-name="gr1" draw:text-style-name="P1" draw:layer="layout" svg:x1="27.56cm" svg:y1="10.937cm" svg:x2="27.956cm" svg:y2="10.937cm">
          <text:p/>
        </draw:line>
        <draw:line draw:style-name="gr1" draw:text-style-name="P1" draw:layer="layout" svg:x1="29.55cm" svg:y1="10.937cm" svg:x2="29.946cm" svg:y2="10.937cm">
          <text:p/>
        </draw:line>
        <draw:line draw:style-name="gr1" draw:text-style-name="P1" draw:layer="layout" svg:x1="7.993cm" svg:y1="10.213cm" svg:x2="12.014cm" svg:y2="10.213cm">
          <text:p/>
        </draw:line>
        <draw:line draw:style-name="gr1" draw:text-style-name="P1" draw:layer="layout" svg:x1="12.321cm" svg:y1="10.213cm" svg:x2="14.956cm" svg:y2="10.213cm">
          <text:p/>
        </draw:line>
        <draw:line draw:style-name="gr1" draw:text-style-name="P1" draw:layer="layout" svg:x1="15.18cm" svg:y1="10.213cm" svg:x2="16.521cm" svg:y2="10.213cm">
          <text:p/>
        </draw:line>
        <draw:line draw:style-name="gr1" draw:text-style-name="P1" draw:layer="layout" svg:x1="16.745cm" svg:y1="10.213cm" svg:x2="18.086cm" svg:y2="10.213cm">
          <text:p/>
        </draw:line>
        <draw:line draw:style-name="gr1" draw:text-style-name="P1" draw:layer="layout" svg:x1="18.352cm" svg:y1="10.213cm" svg:x2="20.867cm" svg:y2="10.213cm">
          <text:p/>
        </draw:line>
        <draw:line draw:style-name="gr1" draw:text-style-name="P1" draw:layer="layout" svg:x1="21.142cm" svg:y1="10.213cm" svg:x2="23.871cm" svg:y2="10.213cm">
          <text:p/>
        </draw:line>
        <draw:line draw:style-name="gr1" draw:text-style-name="P1" draw:layer="layout" svg:x1="25.229cm" svg:y1="10.213cm" svg:x2="26.938cm" svg:y2="10.213cm">
          <text:p/>
        </draw:line>
        <draw:line draw:style-name="gr1" draw:text-style-name="P1" draw:layer="layout" svg:x1="28.963cm" svg:y1="10.213cm" svg:x2="29.728cm" svg:y2="10.2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0T13:03:49.066500000</meta:creation-date>
    <dc:date>2016-11-14T16:59:27.455746000</dc:date>
    <meta:editing-duration>P4DT7H14M43S</meta:editing-duration>
    <meta:editing-cycles>80</meta:editing-cycles>
    <meta:generator>LibreOffice/5.1.4.2$MacOSX_X86_64 LibreOffice_project/f99d75f39f1c57ebdd7ffc5f42867c12031db97a</meta:generator>
    <meta:document-statistic meta:object-count="327"/>
  </office:meta>
</office:document-meta>
</file>